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11.85cm" fo:min-width="14cm"/>
    </style:style>
    <style:style style:name="gr2" style:family="graphic" style:parent-style-name="standard">
      <style:graphic-properties svg:stroke-color="#ff0000" draw:fill-color="#ffa6a6" draw:textarea-horizontal-align="justify" draw:textarea-vertical-align="middle" draw:auto-grow-height="false" fo:min-height="0.7cm" fo:min-width="0.45cm"/>
    </style:style>
    <style:style style:name="gr3" style:family="graphic" style:parent-style-name="standard">
      <style:graphic-properties svg:stroke-color="#00a933" draw:fill-color="#77bc6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993cm"/>
      <style:paragraph-properties style:writing-mode="lr-tb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11.42cm" fo:min-width="13.57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0.137cm"/>
    </style:style>
    <style:style style:name="gr7" style:family="graphic" style:parent-style-name="standard">
      <style:graphic-properties svg:stroke-color="#00a933" draw:fill-color="#77bc65" draw:textarea-horizontal-align="justify" draw:textarea-vertical-align="middle" draw:auto-grow-height="false" fo:min-height="0.74cm" fo:min-width="0.49cm"/>
    </style:style>
    <style:style style:name="gr8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svg:stroke-color="#ff0000" draw:fill-color="#ffa6a6" draw:textarea-horizontal-align="justify" draw:textarea-vertical-align="middle" draw:auto-grow-height="false" fo:min-height="0.046cm" fo:min-width="0cm"/>
    </style:style>
    <style:style style:name="gr11" style:family="graphic" style:parent-style-name="standard">
      <style:graphic-properties svg:stroke-color="#ff0000" draw:fill-color="#ffa6a6" draw:textarea-horizontal-align="justify" draw:textarea-vertical-align="middle" draw:auto-grow-height="false" fo:min-height="2.85cm" fo:min-width="0.135cm"/>
    </style:style>
    <style:style style:name="gr12" style:family="graphic" style:parent-style-name="standard">
      <style:graphic-properties svg:stroke-color="#00a933" draw:fill-color="#77bc65" draw:textarea-horizontal-align="justify" draw:textarea-vertical-align="middle" draw:auto-grow-height="false" fo:min-height="0.458cm" fo:min-width="0.208cm"/>
    </style:style>
    <style:style style:name="gr13" style:family="graphic" style:parent-style-name="standard">
      <style:graphic-properties svg:stroke-color="#ffbf00" draw:fill-color="#ffe994" draw:textarea-horizontal-align="justify" draw:textarea-vertical-align="middle" draw:auto-grow-height="false" fo:min-height="0.246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paragraph-properties fo:line-height="0.249cm"/>
    </style:style>
    <style:style style:name="P5" style:family="paragraph">
      <loext:graphic-properties draw:fill="none" draw:fill-color="#ffffff"/>
      <style:paragraph-properties fo:line-height="0.249cm" style:writing-mode="lr-tb"/>
      <style:text-properties fo:font-size="7pt"/>
    </style:style>
    <style:style style:name="P6" style:family="paragraph">
      <style:paragraph-properties fo:line-height="0.249cm" fo:text-align="end"/>
    </style:style>
    <style:style style:name="P7" style:family="paragraph">
      <loext:graphic-properties draw:fill="none" draw:fill-color="#ffffff"/>
      <style:paragraph-properties fo:line-height="0.249cm" fo:text-align="end" style:writing-mode="lr-tb"/>
      <style:text-properties fo:font-size="7pt"/>
    </style:style>
    <style:style style:name="P8" style:family="paragraph">
      <style:paragraph-properties fo:text-align="center"/>
    </style:style>
    <style:style style:name="P9" style:family="paragraph">
      <style:paragraph-properties fo:line-height="0.249cm" fo:text-align="center"/>
    </style:style>
    <style:style style:name="P10" style:family="paragraph">
      <loext:graphic-properties draw:fill="none" draw:fill-color="#ffffff"/>
      <style:paragraph-properties fo:line-height="0.249cm" fo:text-align="center" style:writing-mode="lr-tb"/>
      <style:text-properties fo:font-size="7pt"/>
    </style:style>
    <style:style style:name="P11" style:family="paragraph">
      <loext:graphic-properties draw:fill-color="#ffe994"/>
      <style:paragraph-properties fo:text-align="center"/>
    </style:style>
    <style:style style:name="T1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2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2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2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1cm" svg:y="2.4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9cm" svg:y="4.65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89cm" svg:y="6.95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29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cm" svg:y="2.4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89cm" svg:y="4.6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9cm" svg:y="6.9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5" draw:text-style-name="P1" draw:layer="layout" svg:width="14.07cm" svg:height="11.67cm" svg:x="1.225cm" svg:y="1.2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901cm" svg:height="0.9cm" svg:x="7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cm" svg:height="0.25cm" svg:x="1.901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cm" svg:y="9.20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3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1cm" svg:y="9.2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7" draw:text-style-name="P3" draw:layer="layout" svg:width="1.4cm" svg:height="1.4cm" svg:x="7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4cm" svg:height="0.5cm" svg:x="7.4cm" svg:y="3.1cm">
          <draw:text-box>
            <text:p text:style-name="P9"><text:span text:style-name="T1">IN</text:span></text:p>
          </draw:text-box>
        </draw:frame>
        <draw:custom-shape draw:style-name="gr7" draw:text-style-name="P3" draw:layer="layout" svg:width="1.4cm" svg:height="1.4cm" svg:x="9.20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4cm" svg:height="0.5cm" svg:x="9.201cm" svg:y="3.1cm">
          <draw:text-box>
            <text:p text:style-name="P9"><text:span text:style-name="T1">OUT</text:span></text:p>
          </draw:text-box>
        </draw:frame>
        <draw:frame draw:style-name="gr9" draw:text-style-name="P10" draw:layer="layout" svg:width="1.5cm" svg:height="0.5cm" svg:x="7.3cm" svg:y="5cm">
          <draw:text-box>
            <text:p text:style-name="P9"><text:span text:style-name="T1">KNOB</text:span></text:p>
          </draw:text-box>
        </draw:frame>
        <draw:custom-shape draw:style-name="gr6" draw:text-style-name="P8" draw:layer="layout" svg:width="0.901cm" svg:height="0.9cm" svg:x="9.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0.6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2.1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3.6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5cm" svg:height="0.5cm" svg:x="8.8cm" svg:y="5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0.3cm" svg:y="5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1.8cm" svg:y="5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3.3cm" svg:y="5cm">
          <draw:text-box>
            <text:p text:style-name="P9"><text:span text:style-name="T1">KNOB</text:span></text:p>
          </draw:text-box>
        </draw:frame>
        <draw:custom-shape draw:style-name="gr6" draw:text-style-name="P8" draw:layer="layout" svg:width="0.901cm" svg:height="0.9cm" svg:x="7.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5cm" svg:height="0.5cm" svg:x="7.3cm" svg:y="7cm">
          <draw:text-box>
            <text:p text:style-name="P9"><text:span text:style-name="T1">KNOB</text:span></text:p>
          </draw:text-box>
        </draw:frame>
        <draw:custom-shape draw:style-name="gr6" draw:text-style-name="P8" draw:layer="layout" svg:width="0.901cm" svg:height="0.9cm" svg:x="9.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0.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2.1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3.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5cm" svg:height="0.5cm" svg:x="8.8cm" svg:y="7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0.3cm" svg:y="7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1.8cm" svg:y="7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3.3cm" svg:y="7cm">
          <draw:text-box>
            <text:p text:style-name="P9"><text:span text:style-name="T1">KNOB</text:span></text:p>
          </draw:text-box>
        </draw:frame>
        <draw:custom-shape draw:style-name="gr6" draw:text-style-name="P8" draw:layer="layout" svg:width="0.901cm" svg:height="0.9cm" svg:x="7.59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9.0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0.5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2.0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3.5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5cm" svg:height="0.5cm" svg:x="8.799cm" svg:y="9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0.299cm" svg:y="9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1.799cm" svg:y="9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3.299cm" svg:y="9cm">
          <draw:text-box>
            <text:p text:style-name="P9"><text:span text:style-name="T1">KNOB</text:span></text:p>
          </draw:text-box>
        </draw:frame>
        <draw:custom-shape draw:style-name="gr6" draw:text-style-name="P8" draw:layer="layout" svg:width="0.901cm" svg:height="0.9cm" svg:x="7.59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9.0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0.5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2.0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901cm" svg:height="0.9cm" svg:x="13.5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1.5cm" svg:height="0.5cm" svg:x="8.799cm" svg:y="11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0.299cm" svg:y="11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1.799cm" svg:y="11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13.299cm" svg:y="11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7.3cm" svg:y="9cm">
          <draw:text-box>
            <text:p text:style-name="P9"><text:span text:style-name="T1">KNOB</text:span></text:p>
          </draw:text-box>
        </draw:frame>
        <draw:frame draw:style-name="gr9" draw:text-style-name="P10" draw:layer="layout" svg:width="1.5cm" svg:height="0.5cm" svg:x="7.3cm" svg:y="11cm">
          <draw:text-box>
            <text:p text:style-name="P9"><text:span text:style-name="T1">KNOB</text:span></text:p>
          </draw:text-box>
        </draw:frame>
        <draw:custom-shape draw:style-name="gr10" draw:text-style-name="P2" draw:layer="layout" svg:width="0.53cm" svg:height="0.47cm" svg:x="2.3cm" svg:y="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0.53cm" svg:height="0.47cm" svg:x="13.701cm" svg:y="1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0.53cm" svg:height="0.47cm" svg:x="2.301cm" svg:y="12.1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0.53cm" svg:height="0.47cm" svg:x="13.702cm" svg:y="12.1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2" draw:layer="layout" svg:width="0.635cm" svg:height="3.1cm" svg:x="17.765cm" svg:y="2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cm" svg:height="1cm" svg:x="12.4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4cm" svg:height="0.5cm" svg:x="12.201cm" svg:y="3.1cm">
          <draw:text-box>
            <text:p text:style-name="P9"><text:span text:style-name="T1">9V</text:span></text:p>
          </draw:text-box>
        </draw:frame>
        <draw:custom-shape draw:style-name="gr12" draw:text-style-name="P3" draw:layer="layout" svg:width="1cm" svg:height="1cm" svg:x="11.0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4cm" svg:height="0.5cm" svg:x="10.801cm" svg:y="3.1cm">
          <draw:text-box>
            <text:p text:style-name="P9"><text:span text:style-name="T1">MIDI</text:span></text:p>
          </draw:text-box>
        </draw:frame>
        <draw:custom-shape draw:style-name="gr13" draw:text-style-name="P11" draw:layer="layout" svg:width="0.7cm" svg:height="0.7cm" svg:x="9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10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11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12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5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5cm" svg:height="0.5cm" svg:x="5.101cm" svg:y="12.5cm">
          <draw:text-box>
            <text:p text:style-name="P9"><text:span text:style-name="T1">TACT</text:span></text:p>
          </draw:text-box>
        </draw:frame>
        <draw:custom-shape draw:style-name="gr13" draw:text-style-name="P11" draw:layer="layout" svg:width="0.7cm" svg:height="0.7cm" svg:x="6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7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7cm" svg:height="0.7cm" svg:x="8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.5cm" svg:height="0.5cm" svg:x="6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8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7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9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10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11.101cm" svg:y="12.5cm">
          <draw:text-box>
            <text:p text:style-name="P9"><text:span text:style-name="T1">TACT</text:span></text:p>
          </draw:text-box>
        </draw:frame>
        <draw:frame draw:style-name="gr8" draw:text-style-name="P10" draw:layer="layout" svg:width="1.5cm" svg:height="0.5cm" svg:x="12.101cm" svg:y="12.5cm">
          <draw:text-box>
            <text:p text:style-name="P9"><text:span text:style-name="T1">TAC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2-06-15T12:01:06.814000000</dc:date>
    <meta:editing-duration>P17DT6H55M14S</meta:editing-duration>
    <meta:editing-cycles>13</meta:editing-cycles>
    <meta:generator>LibreOffice/6.4.6.2$Windows_X86_64 LibreOffice_project/0ce51a4fd21bff07a5c061082cc82c5ed232f115</meta:generator>
    <meta:document-statistic meta:object-count="147"/>
  </office:meta>
</office:document-meta>
</file>